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2000000258EC8EC29B.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solid" draw:fill-color="#94476b" draw:textarea-horizontal-align="left" draw:auto-grow-height="true" draw:auto-grow-width="false" fo:min-height="4.576cm" fo:min-width="18.608cm"/>
    </style:style>
    <style:style style:name="gr3" style:family="graphic" style:parent-style-name="standard">
      <style:graphic-properties draw:stroke="none" svg:stroke-color="#000000" draw:fill="solid" draw:fill-color="#94476b" draw:textarea-horizontal-align="left" draw:auto-grow-height="true" draw:auto-grow-width="false" fo:min-height="4.727cm" fo:min-width="18.608cm"/>
    </style:style>
    <style:style style:name="gr4" style:family="graphic" style:parent-style-name="standard">
      <style:graphic-properties draw:stroke="none" svg:stroke-color="#000000" draw:fill="solid" draw:fill-color="#94476b" draw:textarea-horizontal-align="left" draw:auto-grow-height="true" draw:auto-grow-width="false" fo:min-height="11.325cm" fo:min-width="18.608cm"/>
    </style:style>
    <style:style style:name="gr5" style:family="graphic" style:parent-style-name="standard">
      <style:graphic-properties draw:stroke="none" svg:stroke-color="#000000" draw:fill="solid" draw:fill-color="#94476b" draw:textarea-horizontal-align="left" draw:auto-grow-height="true" draw:auto-grow-width="false" fo:min-height="13.62cm" fo:min-width="18.608cm"/>
    </style:style>
    <style:style style:name="gr6" style:family="graphic" style:parent-style-name="standard">
      <style:graphic-properties draw:stroke="none" svg:stroke-color="#000000" draw:fill="solid" draw:fill-color="#94476b" draw:textarea-horizontal-align="left" draw:auto-grow-height="true" draw:auto-grow-width="false" fo:min-height="7.116cm" fo:min-width="18.608cm"/>
    </style:style>
    <style:style style:name="gr7" style:family="graphic" style:parent-style-name="standard">
      <style:graphic-properties draw:stroke="none" svg:stroke-color="#000000" draw:fill="solid" draw:fill-color="#94476b" draw:textarea-horizontal-align="left" draw:auto-grow-height="true" draw:auto-grow-width="false" fo:min-height="7.878cm" fo:min-width="18.608cm"/>
    </style:style>
    <style:style style:name="gr8" style:family="graphic" style:parent-style-name="standard">
      <style:graphic-properties draw:stroke="none" svg:stroke-color="#000000" draw:fill="solid" draw:fill-color="#94476b" draw:textarea-horizontal-align="left" draw:auto-grow-height="true" draw:auto-grow-width="false" fo:min-height="9.754cm" fo:min-width="18.608cm"/>
    </style:style>
    <style:style style:name="gr9" style:family="graphic" style:parent-style-name="standard">
      <style:graphic-properties draw:stroke="none" svg:stroke-color="#000000" draw:fill="solid" draw:fill-color="#94476b" draw:textarea-horizontal-align="left" draw:auto-grow-height="true" draw:auto-grow-width="false" fo:min-height="9.346cm" fo:min-width="18.608cm"/>
    </style:style>
    <style:style style:name="gr10" style:family="graphic" style:parent-style-name="standard">
      <style:graphic-properties draw:stroke="none" svg:stroke-color="#000000" draw:fill="solid" draw:fill-color="#94476b" draw:textarea-horizontal-align="left" draw:auto-grow-height="true" draw:auto-grow-width="false" fo:min-height="12.548cm" fo:min-width="18.608cm"/>
    </style:style>
    <style:style style:name="gr11" style:family="graphic" style:parent-style-name="standard">
      <style:graphic-properties draw:stroke="none" svg:stroke-color="#000000" draw:fill="solid" draw:fill-color="#94476b" draw:textarea-horizontal-align="left" draw:auto-grow-height="true" draw:auto-grow-width="false" fo:min-height="1.626cm" fo:min-width="18.608cm"/>
    </style:style>
    <style:style style:name="gr12" style:family="graphic" style:parent-style-name="standard">
      <style:graphic-properties draw:stroke="none" svg:stroke-color="#000000" draw:fill="solid" draw:fill-color="#94476b" draw:textarea-horizontal-align="left" draw:auto-grow-height="true" draw:auto-grow-width="false" fo:min-height="13.51cm" fo:min-width="18.608cm"/>
    </style:style>
    <style:style style:name="gr13" style:family="graphic" style:parent-style-name="standard">
      <style:graphic-properties draw:stroke="none" svg:stroke-color="#000000" draw:fill="solid" draw:fill-color="#94476b" draw:textarea-horizontal-align="left" draw:auto-grow-height="true" draw:auto-grow-width="false" fo:min-height="13.564cm" fo:min-width="18.608cm"/>
    </style:style>
    <style:style style:name="gr14" style:family="graphic" style:parent-style-name="standard">
      <style:graphic-properties draw:stroke="none" svg:stroke-color="#000000" draw:fill="solid" draw:fill-color="#94476b" draw:textarea-horizontal-align="left" draw:auto-grow-height="true" draw:auto-grow-width="false" fo:min-height="16.006cm" fo:min-width="18.608cm"/>
    </style:style>
    <style:style style:name="pr1" style:family="presentation" style:parent-style-name="lyt-sunrise-subtitle">
      <style:graphic-properties draw:fill-color="#ffffff" fo:min-height="16.155cm"/>
    </style:style>
    <style:style style:name="pr2" style:family="presentation" style:parent-style-name="lyt-sunrise-notes">
      <style:graphic-properties draw:fill-color="#ffffff" draw:auto-grow-height="true" fo:min-height="12.572cm"/>
    </style:style>
    <style:style style:name="pr3" style:family="presentation" style:parent-style-name="lyt-sunrise-title">
      <style:graphic-properties fo:min-height="3.506cm"/>
    </style:style>
    <style:style style:name="pr4" style:family="presentation" style:parent-style-name="lyt-sunrise-outline1">
      <style:graphic-properties fo:min-height="12.179cm"/>
    </style:style>
    <style:style style:name="pr5" style:family="presentation" style:parent-style-name="lyt-sunrise-notes">
      <style:graphic-properties draw:fill-color="#ffffff" fo:min-height="12.572cm"/>
    </style:style>
    <style:style style:name="pr6" style:family="presentation" style:parent-style-name="lyt-sunrise-title">
      <style:graphic-properties draw:auto-grow-height="true" fo:min-height="3.506cm"/>
    </style:style>
    <style:style style:name="P1" style:family="paragraph">
      <style:text-properties fo:font-size="48pt" style:font-size-asian="48pt" style:font-size-complex="48pt"/>
    </style:style>
    <style:style style:name="P2" style:family="paragraph">
      <style:text-properties fo:font-size="24pt" style:font-size-asian="24pt" style:font-size-complex="24pt"/>
    </style:style>
    <style:style style:name="P3" style:family="paragraph">
      <style:text-properties fo:color="#ffffff"/>
    </style:style>
    <style:style style:name="P4" style:family="paragraph">
      <style:text-properties fo:font-size="18pt"/>
    </style:style>
    <style:style style:name="P5" style:family="paragraph">
      <style:text-properties fo:color="#ffffff" fo:font-size="18pt"/>
    </style:style>
    <style:style style:name="P6" style:family="paragraph">
      <style:text-properties fo:font-size="26.3999996185303pt"/>
    </style:style>
    <style:style style:name="T1" style:family="text">
      <style:text-properties fo:font-size="48pt" style:font-size-asian="48pt" style:font-size-complex="48pt"/>
    </style:style>
    <style:style style:name="T2" style:family="text">
      <style:text-properties fo:font-weight="bold" style:font-weight-asian="bold" style:font-weight-complex="bold"/>
    </style:style>
    <style:style style:name="T3" style:family="text">
      <style:text-properties fo:font-size="24pt" style:font-size-asian="24pt" style:font-size-complex="24pt"/>
    </style:style>
    <style:style style:name="T4" style:family="text">
      <style:text-properties fo:color="#ffffff"/>
    </style:style>
    <style:style style:name="T5" style:family="text">
      <style:text-properties fo:color="#ffffff" fo:font-weight="bold" style:font-weight-asian="bold" style:font-weight-complex="bold"/>
    </style:style>
    <style:style style:name="T6" style:family="text">
      <style:text-properties fo:font-size="24pt" fo:font-weight="bold" style:font-size-asian="24pt" style:font-weight-asian="bold" style:font-size-complex="24pt" style:font-weight-complex="bold"/>
    </style:style>
    <style:style style:name="T7"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unrise" presentation:presentation-page-layout-name="AL1T32">
        <draw:frame presentation:style-name="pr1" draw:text-style-name="P1" draw:layer="layout" svg:width="25.199cm" svg:height="16.155cm" svg:x="1.4cm" svg:y="0.937cm" presentation:class="subtitle">
          <draw:text-box>
            <text:p text:style-name="P1"><text:span text:style-name="T1">Python For Loops</text:span></text:p>
          </draw:text-box>
        </draw:frame>
        <presentation:notes draw:style-name="dp2">
          <draw:page-thumbnail draw:style-name="gr1" draw:layer="layout" svg:width="15.265cm" svg:height="10.476cm" svg:x="3.16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lyt-sunrise" presentation:presentation-page-layout-name="AL2T1">
        <draw:frame presentation:style-name="pr3" draw:layer="layout" svg:width="25.199cm" svg:height="3.506cm" svg:x="1.4cm" svg:y="0.937cm" presentation:class="title">
          <draw:text-box>
            <text:p>For loops allow iteration over an object a set number of times</text:p>
          </draw:text-box>
        </draw:frame>
        <draw:frame presentation:style-name="pr4" draw:layer="layout" svg:width="25.199cm" svg:height="13.214cm" svg:x="1.4cm" svg:y="4.914cm" presentation:class="outline" presentation:user-transformed="true">
          <draw:text-box>
            <text:list text:style-name="L2">
              <text:list-item>
                <text:p>One of the key goals in programming is automating a mundane, repeatable task</text:p>
                <text:list>
                  <text:list-item>
                    <text:p>For example, doing a t-test on a big data table between every third column and every fourth column</text:p>
                  </text:list-item>
                </text:list>
              </text:list-item>
              <text:list-item>
                <text:p>This can be done with loops</text:p>
                <text:list>
                  <text:list-item>
                    <text:p>Python has <text:span text:style-name="T2">for loops</text:span> and <text:span text:style-name="T2">while loops</text:span></text:p>
                  </text:list-item>
                  <text:list-item>
                    <text:p><text:span text:style-name="T2">For loops</text:span> loop for a specific number of times, <text:span text:style-name="T2">while loops</text:span> loop until a condition is met (could be infinite)</text:p>
                  </text:list-item>
                </text:list>
              </text:list-item>
            </text:list>
          </draw:text-box>
        </draw:frame>
        <presentation:notes draw:style-name="dp2">
          <draw:page-thumbnail draw:style-name="gr1" draw:layer="layout" svg:width="15.265cm" svg:height="10.476cm" svg:x="3.16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lyt-sunrise" presentation:presentation-page-layout-name="AL2T1">
        <draw:frame presentation:style-name="pr3" draw:layer="layout" svg:width="25.199cm" svg:height="3.506cm" svg:x="1.4cm" svg:y="0.937cm" presentation:class="title">
          <draw:text-box>
            <text:p>For loops will loop for a specific number of times, set by you</text:p>
          </draw:text-box>
        </draw:frame>
        <draw:frame presentation:style-name="pr4" draw:text-style-name="P2" draw:layer="layout" svg:width="25.199cm" svg:height="12.179cm" svg:x="1.4cm" svg:y="4.914cm" presentation:class="outline" presentation:user-transformed="true">
          <draw:text-box>
            <text:list text:style-name="L2">
              <text:list-item>
                <text:p text:style-name="P2"><text:span text:style-name="T3">For loops (any loops) will only operate on iterable data types, like strings and lists</text:span></text:p>
                <text:list>
                  <text:list-item>
                    <text:p text:style-name="P2"><text:span text:style-name="T3">It will loop through every element of a list</text:span></text:p>
                  </text:list-item>
                  <text:list-item>
                    <text:p text:style-name="P2"><text:span text:style-name="T3">It will loop through every character of a string</text:span></text:p>
                  </text:list-item>
                </text:list>
              </text:list-item>
              <text:list-item>
                <text:p text:style-name="P2"><text:span text:style-name="T3">It will loop through the data the number of times you tell it to do so</text:span></text:p>
                <text:list>
                  <text:list-item>
                    <text:p text:style-name="P2"><text:span text:style-name="T3">In general (and by default) you usually loop over the size of the thing you're iterating over</text:span></text:p>
                  </text:list-item>
                </text:list>
              </text:list-item>
            </text:list>
          </draw:text-box>
        </draw:frame>
        <draw:frame draw:style-name="gr2" draw:text-style-name="P3" draw:layer="layout" svg:width="19.812cm" svg:height="5.939cm" svg:x="4.064cm" svg:y="13.619cm">
          <draw:text-box>
            <text:p><text:span text:style-name="T4"># This is pseudocode, NOT Python</text:span></text:p>
            <text:p><text:span text:style-name="T4"/></text:p>
            <text:p><text:span text:style-name="T5">for </text:span><text:span text:style-name="T4">component </text:span><text:span text:style-name="T5">in</text:span><text:span text:style-name="T4"> iterable_data:</text:span></text:p>
            <text:p><text:span text:style-name="T4"><text:tab/></text:span><text:span text:style-name="T4">new_variable = component</text:span></text:p>
            <text:p><text:span text:style-name="T4"><text:tab/></text:span><text:span text:style-name="T4">new_variable.method('option A')</text:span></text:p>
            <text:p><text:span text:style-name="T4"><text:tab/></text:span><text:span text:style-name="T4">some_function(new_variable)</text:span></text:p>
            <text:p><text:span text:style-name="T4"><text:tab/></text:span><text:span text:style-name="T4">save_transformations(new_variable)</text:span></text:p>
            <text:p><text:span text:style-name="T4"/></text:p>
          </draw:text-box>
        </draw:frame>
        <presentation:notes draw:style-name="dp2">
          <draw:page-thumbnail draw:style-name="gr1" draw:layer="layout" svg:width="15.265cm" svg:height="10.476cm" svg:x="3.16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lyt-sunrise" presentation:presentation-page-layout-name="AL2T1">
        <draw:frame presentation:style-name="pr3" draw:layer="layout" svg:width="25.199cm" svg:height="3.506cm" svg:x="1.4cm" svg:y="0.937cm" presentation:class="title">
          <draw:text-box>
            <text:p>For loops will loop for a specific number of times, set by you</text:p>
          </draw:text-box>
        </draw:frame>
        <draw:frame presentation:style-name="pr4" draw:text-style-name="P2" draw:layer="layout" svg:width="25.199cm" svg:height="12.179cm" svg:x="1.4cm" svg:y="4.914cm" presentation:class="outline" presentation:user-transformed="true">
          <draw:text-box>
            <text:list text:style-name="L2">
              <text:list-item>
                <text:p text:style-name="P2"><text:span text:style-name="T3">In Python, for loops have a very set structure:</text:span></text:p>
                <text:list>
                  <text:list-item>
                    <text:p><text:span text:style-name="T3">Loops begin with a </text:span><text:span text:style-name="T6">for</text:span><text:span text:style-name="T3"> and the name you choose to give the subobject of the thing you're iterating over (this name will take every element of the list in turn or every character of the string in turn) and an </text:span><text:span text:style-name="T6">in</text:span><text:span text:style-name="T3"> followed by the name of your array/string. The first line always has a </text:span><text:span text:style-name="T6">colon</text:span><text:span text:style-name="T3">.</text:span></text:p>
                  </text:list-item>
                  <text:list-item>
                    <text:p><text:span text:style-name="T3">Each line in the loop after that begins with an </text:span><text:span text:style-name="T6">indent</text:span></text:p>
                  </text:list-item>
                  <text:list-item>
                    <text:p><text:span text:style-name="T6">There is no need for an end statement, just stop indenting</text:span></text:p>
                  </text:list-item>
                </text:list>
              </text:list-item>
            </text:list>
          </draw:text-box>
        </draw:frame>
        <draw:frame draw:style-name="gr3" draw:text-style-name="P3" draw:layer="layout" svg:width="19.812cm" svg:height="5.228cm" svg:x="4.064cm" svg:y="14.224cm">
          <draw:text-box>
            <text:p><text:span text:style-name="T4"># This is pseudocode, NOT Python</text:span></text:p>
            <text:p><text:span text:style-name="T4"/></text:p>
            <text:p><text:span text:style-name="T5">for </text:span><text:span text:style-name="T4">component </text:span><text:span text:style-name="T5">in</text:span><text:span text:style-name="T4"> iterable_data:</text:span></text:p>
            <text:p><text:span text:style-name="T4"><text:tab/></text:span><text:span text:style-name="T4">new_variable = component</text:span></text:p>
            <text:p><text:span text:style-name="T4"><text:tab/></text:span><text:span text:style-name="T4">new_variable.method('option A')</text:span></text:p>
            <text:p><text:span text:style-name="T4"><text:tab/></text:span><text:span text:style-name="T4">some_function(new_variable)</text:span></text:p>
            <text:p><text:span text:style-name="T4"><text:tab/></text:span><text:span text:style-name="T4">save_transformations(new_variable)</text:span></text:p>
          </draw:text-box>
        </draw:frame>
        <presentation:notes draw:style-name="dp2">
          <draw:page-thumbnail draw:style-name="gr1" draw:layer="layout" svg:width="15.265cm" svg:height="10.476cm" svg:x="3.16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lyt-sunrise" presentation:presentation-page-layout-name="AL3T19">
        <office:forms form:automatic-focus="false" form:apply-design-mode="false"/>
        <draw:frame presentation:style-name="pr3" draw:layer="layout" svg:width="25.199cm" svg:height="3.506cm" svg:x="1.4cm" svg:y="0.937cm" presentation:class="title">
          <draw:text-box>
            <text:p>An example of string vs. list iteration</text:p>
          </draw:text-box>
        </draw:frame>
        <draw:frame draw:style-name="gr4" draw:text-style-name="P5" draw:layer="layout" svg:width="10.414cm" svg:height="13.76cm" svg:x="2.878cm" svg:y="5.443cm">
          <draw:text-box>
            <text:p text:style-name="P4"><text:span text:style-name="T4">&gt;&gt;&gt; dna = 'ATTGTCCCCAGATTT'</text:span></text:p>
            <text:p text:style-name="P4"><text:span text:style-name="T4">&gt;&gt;&gt; for nt in dna:</text:span></text:p>
            <text:p text:style-name="P4"><text:span text:style-name="T4">... <text:s text:c="4"/>print nt</text:span></text:p>
            <text:p text:style-name="P4"><text:span text:style-name="T4">... </text:span></text:p>
            <text:p text:style-name="P4"><text:span text:style-name="T4">A</text:span></text:p>
            <text:p text:style-name="P4"><text:span text:style-name="T4">T</text:span></text:p>
            <text:p text:style-name="P4"><text:span text:style-name="T4">T</text:span></text:p>
            <text:p text:style-name="P4"><text:span text:style-name="T4">G</text:span></text:p>
            <text:p text:style-name="P4"><text:span text:style-name="T4">T</text:span></text:p>
            <text:p text:style-name="P4"><text:span text:style-name="T4">C</text:span></text:p>
            <text:p text:style-name="P4"><text:span text:style-name="T4">C</text:span></text:p>
            <text:p text:style-name="P4"><text:span text:style-name="T4">C</text:span></text:p>
            <text:p text:style-name="P4"><text:span text:style-name="T4">C</text:span></text:p>
            <text:p text:style-name="P4"><text:span text:style-name="T4">A</text:span></text:p>
            <text:p text:style-name="P4"><text:span text:style-name="T4">G</text:span></text:p>
            <text:p text:style-name="P4"><text:span text:style-name="T4">A</text:span></text:p>
            <text:p text:style-name="P4"><text:span text:style-name="T4">T</text:span></text:p>
            <text:p text:style-name="P4"><text:span text:style-name="T4">T</text:span></text:p>
            <text:p text:style-name="P4"><text:span text:style-name="T4">T</text:span></text:p>
          </draw:text-box>
        </draw:frame>
        <draw:frame draw:style-name="gr5" draw:text-style-name="P5" draw:layer="layout" svg:width="10.414cm" svg:height="13.87cm" svg:x="14.816cm" svg:y="5.434cm">
          <draw:text-box>
            <text:p text:style-name="P4"><text:span text:style-name="T4">&gt;&gt;&gt; &gt;&gt;&gt; mydata = ['chr1', 10878, 10945, '&lt;DEL&gt;']</text:span></text:p>
            <text:p text:style-name="P4"><text:span text:style-name="T4">&gt;&gt;&gt; for thing in mydata:</text:span></text:p>
            <text:p text:style-name="P4"><text:span text:style-name="T4">... <text:s text:c="4"/>print thing</text:span></text:p>
            <text:p text:style-name="P4"><text:span text:style-name="T4">... </text:span></text:p>
            <text:p text:style-name="P4"><text:span text:style-name="T4">chr1</text:span></text:p>
            <text:p text:style-name="P4"><text:span text:style-name="T4">10878</text:span></text:p>
            <text:p text:style-name="P4"><text:span text:style-name="T4">10945</text:span></text:p>
            <text:p text:style-name="P4"><text:span text:style-name="T4">&lt;DEL&gt;</text:span></text:p>
            <text:p text:style-name="P4"><text:span text:style-name="T4">&gt;&gt;&gt; for c in mydata[0]:</text:span></text:p>
            <text:p text:style-name="P4"><text:span text:style-name="T4">... <text:s text:c="4"/>print c</text:span></text:p>
            <text:p text:style-name="P4"><text:span text:style-name="T4">... </text:span></text:p>
            <text:p text:style-name="P4"><text:span text:style-name="T4">c</text:span></text:p>
            <text:p text:style-name="P4"><text:span text:style-name="T4">h</text:span></text:p>
            <text:p text:style-name="P4"><text:span text:style-name="T4">r</text:span></text:p>
            <text:p text:style-name="P4"><text:span text:style-name="T4">1</text:span></text:p>
            <text:p text:style-name="P4"><text:span text:style-name="T4">&gt;&gt;&gt;</text:span></text:p>
          </draw:text-box>
        </draw:frame>
        <presentation:notes draw:style-name="dp2">
          <draw:page-thumbnail draw:style-name="gr1" draw:layer="layout" svg:width="15.265cm" svg:height="10.476cm" svg:x="3.161cm" svg:y="2.123cm" draw:page-number="5" presentation:class="page"/>
          <draw:frame presentation:style-name="pr5" draw:text-style-name="P6" draw:layer="layout" svg:width="17.271cm" svg:height="12.572cm" svg:x="2.159cm" svg:y="13.271cm" presentation:class="notes" presentation:placeholder="true">
            <draw:text-box/>
          </draw:frame>
        </presentation:notes>
      </draw:page>
      <draw:page draw:name="page6" draw:style-name="dp1" draw:master-page-name="lyt-sunrise" presentation:presentation-page-layout-name="AL2T1">
        <draw:frame presentation:style-name="pr6" draw:layer="layout" svg:width="25.199cm" svg:height="3.506cm" svg:x="1.4cm" svg:y="0.937cm" presentation:class="title">
          <draw:text-box>
            <text:p>For loops will loop for a specific number of times, set by you</text:p>
          </draw:text-box>
        </draw:frame>
        <draw:frame presentation:style-name="pr4" draw:text-style-name="P2" draw:layer="layout" svg:width="25.199cm" svg:height="12.179cm" svg:x="1.4cm" svg:y="4.914cm" presentation:class="outline">
          <draw:text-box>
            <text:list text:style-name="L2">
              <text:list-item>
                <text:p text:style-name="P2"><text:span text:style-name="T3">Loops allow you to do a task to every item of the string or array (today we focus on arrays)</text:span></text:p>
              </text:list-item>
              <text:list-item>
                <text:p text:style-name="P2"><text:span text:style-name="T3">Range(beg, end, step) allows you to build lists of increasing or decreasing numbers easily, which is good for today's exercises</text:span></text:p>
              </text:list-item>
              <text:list-item>
                <text:p text:style-name="P2"><text:span text:style-name="T3">Save your transformations by appending to a blank list</text:span></text:p>
              </text:list-item>
            </text:list>
          </draw:text-box>
        </draw:frame>
        <draw:frame draw:style-name="gr6" draw:text-style-name="P5" draw:layer="layout" svg:width="10.414cm" svg:height="8.072cm" svg:x="2.794cm" svg:y="11.614cm">
          <draw:text-box>
            <text:p text:style-name="P4"><text:span text:style-name="T4">&gt;&gt;&gt; range(2,10,2)</text:span></text:p>
            <text:p text:style-name="P4"><text:span text:style-name="T4">[2, 4, 6, 8]</text:span></text:p>
            <text:p text:style-name="P4"><text:span text:style-name="T4">&gt;&gt;&gt; numlist = range(2,10,2)</text:span></text:p>
            <text:p text:style-name="P4"><text:span text:style-name="T4">&gt;&gt;&gt; for num in numlist:</text:span></text:p>
            <text:p text:style-name="P4"><text:span text:style-name="T4">... <text:s text:c="4"/>num = num*8</text:span></text:p>
            <text:p text:style-name="P4"><text:span text:style-name="T4">... <text:s text:c="4"/>print num</text:span></text:p>
            <text:p text:style-name="P4"><text:span text:style-name="T4">... </text:span></text:p>
            <text:p text:style-name="P4"><text:span text:style-name="T4">16</text:span></text:p>
            <text:p text:style-name="P4"><text:span text:style-name="T4">32</text:span></text:p>
            <text:p text:style-name="P4"><text:span text:style-name="T4">48</text:span></text:p>
            <text:p text:style-name="P4"><text:span text:style-name="T4">64</text:span></text:p>
          </draw:text-box>
        </draw:frame>
        <draw:frame draw:style-name="gr7" draw:text-style-name="P5" draw:layer="layout" svg:width="10.414cm" svg:height="8.128cm" svg:x="14.224cm" svg:y="11.614cm">
          <draw:text-box>
            <text:p text:style-name="P4"><text:span text:style-name="T4">&gt;&gt;&gt; newnum = [ ]</text:span></text:p>
            <text:p text:style-name="P4"><text:span text:style-name="T4">&gt;&gt;&gt; for num in numlist:</text:span></text:p>
            <text:p text:style-name="P4"><text:span text:style-name="T4">... <text:s text:c="4"/>num = num*8</text:span></text:p>
            <text:p text:style-name="P4"><text:span text:style-name="T4">... <text:s text:c="4"/>newnum.append(num)</text:span></text:p>
            <text:p text:style-name="P4"><text:span text:style-name="T4">…</text:span></text:p>
            <text:p text:style-name="P4"><text:span text:style-name="T4">&gt;&gt;&gt; newnum</text:span></text:p>
            <text:p text:style-name="P4"><text:span text:style-name="T4">[16, 32, 48, 64]</text:span></text:p>
            <text:p text:style-name="P4"><text:span text:style-name="T4">&gt;&gt;&gt; # this appending to an empty list allows you to save your information in a new list</text:span></text:p>
          </draw:text-box>
        </draw:frame>
        <presentation:notes draw:style-name="dp2">
          <draw:page-thumbnail draw:style-name="gr1" draw:layer="layout" svg:width="15.265cm" svg:height="10.476cm" svg:x="3.16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lyt-sunrise" presentation:presentation-page-layout-name="AL2T1">
        <draw:frame presentation:style-name="pr3" draw:layer="layout" svg:width="25.199cm" svg:height="3.506cm" svg:x="1.4cm" svg:y="0.937cm" presentation:class="title">
          <draw:text-box>
            <text:p>Looping with indexes allows you to loop through many arrays at once</text:p>
          </draw:text-box>
        </draw:frame>
        <draw:frame presentation:style-name="pr4" draw:layer="layout" svg:width="25.199cm" svg:height="12.179cm" svg:x="1.4cm" svg:y="4.914cm" presentation:class="outline" presentation:user-transformed="true">
          <draw:text-box>
            <text:list text:style-name="L2">
              <text:list-item>
                <text:p>For loops are not just limited to one array at a time</text:p>
                <text:list>
                  <text:list-item>
                    <text:p>If many arrays have the same length, you can use the indexing we've learned to loop through all of them</text:p>
                  </text:list-item>
                </text:list>
              </text:list-item>
            </text:list>
          </draw:text-box>
        </draw:frame>
        <draw:frame draw:style-name="gr8" draw:text-style-name="P5" draw:layer="layout" svg:width="10.414cm" svg:height="10.004cm" svg:x="2.632cm" svg:y="9.808cm">
          <draw:text-box>
            <text:p text:style-name="P4"><text:span text:style-name="T4">&gt;&gt;&gt; alist = [6, 3, 7, 4, 5, 2, 8]</text:span></text:p>
            <text:p text:style-name="P4"><text:span text:style-name="T4">&gt;&gt;&gt; blist = [4, 8, 2, 6, 12, 10, 14]</text:span></text:p>
            <text:p text:style-name="P4"><text:span text:style-name="T4">&gt;&gt;&gt; clist = []</text:span></text:p>
            <text:p text:style-name="P4"><text:span text:style-name="T4">&gt;&gt;&gt; lena = len(alist)</text:span></text:p>
            <text:p text:style-name="P4"><text:span text:style-name="T4">&gt;&gt;&gt; for n in range(lena):</text:span></text:p>
            <text:p text:style-name="P4"><text:span text:style-name="T4">... <text:s text:c="4"/>c = alist[n] + blist[n]</text:span></text:p>
            <text:p text:style-name="P4"><text:span text:style-name="T4">... <text:s text:c="4"/>clist.append(c)</text:span></text:p>
            <text:p text:style-name="P4"><text:span text:style-name="T4">... </text:span></text:p>
            <text:p text:style-name="P4"><text:span text:style-name="T4">&gt;&gt;&gt; clist</text:span></text:p>
            <text:p text:style-name="P4"><text:span text:style-name="T4">[10, 11, 9, 10, 17, 12, 22]</text:span></text:p>
          </draw:text-box>
        </draw:frame>
        <draw:frame draw:style-name="gr9" draw:text-style-name="P5" draw:layer="layout" svg:width="11.521cm" svg:height="10.205cm" svg:x="14.224cm" svg:y="9.708cm">
          <draw:text-box>
            <text:p text:style-name="P4"><text:span text:style-name="T4">&gt;&gt;&gt; clist = []</text:span></text:p>
            <text:p text:style-name="P4"><text:span text:style-name="T4">&gt;&gt;&gt; import math</text:span></text:p>
            <text:p text:style-name="P4"><text:span text:style-name="T4">&gt;&gt;&gt; for n in range(lena):</text:span></text:p>
            <text:p text:style-name="P4"><text:span text:style-name="T4">... <text:s text:c="4"/>c = math.log(blist[n]*1.0/alist[n])</text:span></text:p>
            <text:p text:style-name="P4"><text:span text:style-name="T4">... <text:s text:c="4"/>clist.append(c)</text:span></text:p>
            <text:p text:style-name="P4"><text:span text:style-name="T4">... </text:span></text:p>
            <text:p text:style-name="P4"><text:span text:style-name="T4">&gt;&gt;&gt; clist</text:span></text:p>
            <text:p text:style-name="P4"><text:span text:style-name="T4">[-0.40546510810816444, 0.9808292530117262, -1.252762968495368, 0.4054651081081644, 0.8754687373538999, 1.6094379124341003, 0.5596157879354227]</text:span></text:p>
          </draw:text-box>
        </draw:frame>
        <presentation:notes draw:style-name="dp2">
          <draw:page-thumbnail draw:style-name="gr1" draw:layer="layout" svg:width="15.265cm" svg:height="10.476cm" svg:x="3.16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lyt-sunrise" presentation:presentation-page-layout-name="AL3T19">
        <draw:frame presentation:style-name="pr6" draw:layer="layout" svg:width="25.199cm" svg:height="3.506cm" svg:x="1.4cm" svg:y="0.937cm" presentation:class="title">
          <draw:text-box>
            <text:p>Looping Exercises</text:p>
          </draw:text-box>
        </draw:frame>
        <draw:frame draw:style-name="gr10" draw:text-style-name="P5" draw:layer="layout" svg:width="10.16cm" svg:height="13.049cm" svg:x="2.032cm" svg:y="6.35cm">
          <draw:text-box>
            <text:p text:style-name="P4"><text:span text:style-name="T4">&gt;&gt;&gt; for num in alist:</text:span></text:p>
            <text:p text:style-name="P4"><text:span text:style-name="T4">... <text:s text:c="4"/>print num</text:span></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gt;&gt;&gt; for num in alist:</text:span></text:p>
            <text:p text:style-name="P4"><text:span text:style-name="T4">... <text:s text:c="4"/>print alist</text:span></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draw:text-box>
        </draw:frame>
        <draw:frame draw:style-name="gr11" draw:text-style-name="P5" draw:layer="layout" svg:width="10.414cm" svg:height="1.876cm" svg:x="8.636cm" svg:y="3.966cm">
          <draw:text-box>
            <text:p text:style-name="P4"><text:span text:style-name="T4">&gt;&gt;&gt; alist = [6, 3, 7, 4, 5, 2, 8]</text:span></text:p>
            <text:p text:style-name="P4"><text:span text:style-name="T4">&gt;&gt;&gt; blist = [4, 8, 2, 6, 12, 10, 14]</text:span></text:p>
          </draw:text-box>
        </draw:frame>
        <draw:frame draw:style-name="gr10" draw:text-style-name="P5" draw:layer="layout" svg:width="10.16cm" svg:height="12.798cm" svg:x="14.986cm" svg:y="6.255cm">
          <draw:text-box>
            <text:p text:style-name="P4"><text:span text:style-name="T4">&gt;&gt;&gt; for num in alist:</text:span></text:p>
            <text:p text:style-name="P4"><text:span text:style-name="T4">... <text:s text:c="4"/>print num*1.0/blist[0]</text:span></text:p>
            <text:p text:style-name="P4"><text:span text:style-name="T4"><text:s/></text:span></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gt;&gt;&gt; for num in alist:</text:span></text:p>
            <text:p text:style-name="P4"><text:span text:style-name="T4">... <text:s text:c="4"/>total = total + num</text:span></text:p>
            <text:p text:style-name="P4"><text:span text:style-name="T4">... </text:span></text:p>
            <text:p text:style-name="P4"><text:span text:style-name="T4">&gt;&gt;&gt; total</text:span></text:p>
            <text:p text:style-name="P4"><text:span text:style-name="T4"/></text:p>
            <text:p text:style-name="P4"><text:span text:style-name="T4"/></text:p>
            <text:p text:style-name="P4"><text:span text:style-name="T4"/></text:p>
          </draw:text-box>
        </draw:frame>
        <presentation:notes draw:style-name="dp2">
          <draw:page-thumbnail draw:style-name="gr1" draw:layer="layout" svg:width="15.265cm" svg:height="10.476cm" svg:x="3.16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lyt-sunrise" presentation:presentation-page-layout-name="AL3T19">
        <draw:frame presentation:style-name="pr6" draw:layer="layout" svg:width="25.199cm" svg:height="3.506cm" svg:x="1.4cm" svg:y="0.937cm" presentation:class="title">
          <draw:text-box>
            <text:p>Looping Exercises</text:p>
          </draw:text-box>
        </draw:frame>
        <draw:frame draw:style-name="gr10" draw:text-style-name="P5" draw:layer="layout" svg:width="10.16cm" svg:height="13.049cm" svg:x="2.032cm" svg:y="6.35cm">
          <draw:text-box>
            <text:p text:style-name="P4"><text:span text:style-name="T4">&gt;&gt;&gt; for num in alist:</text:span></text:p>
            <text:p text:style-name="P4"><text:span text:style-name="T4">... <text:s text:c="4"/>print num</text:span></text:p>
            <text:p text:style-name="P4"><text:span text:style-name="T4">6</text:span></text:p>
            <text:p text:style-name="P4"><text:span text:style-name="T4">3</text:span></text:p>
            <text:p text:style-name="P4"><text:span text:style-name="T4">7</text:span></text:p>
            <text:p text:style-name="P4"><text:span text:style-name="T4">4</text:span></text:p>
            <text:p text:style-name="P4"><text:span text:style-name="T4">5</text:span></text:p>
            <text:p text:style-name="P4"><text:span text:style-name="T4">2</text:span></text:p>
            <text:p text:style-name="P4"><text:span text:style-name="T4">8</text:span></text:p>
            <text:p text:style-name="P4"><text:span text:style-name="T4">&gt;&gt;&gt; for num in alist:</text:span></text:p>
            <text:p text:style-name="P4"><text:span text:style-name="T4">... <text:s text:c="4"/>print alist</text:span></text:p>
            <text:p text:style-name="P4"><text:span text:style-name="T4">[6, 3, 7, 4, 5, 2, 8]</text:span></text:p>
            <text:p text:style-name="P4"><text:span text:style-name="T4">[6, 3, 7, 4, 5, 2, 8]</text:span></text:p>
            <text:p text:style-name="P4"><text:span text:style-name="T4">[6, 3, 7, 4, 5, 2, 8]</text:span></text:p>
            <text:p text:style-name="P4"><text:span text:style-name="T4">[6, 3, 7, 4, 5, 2, 8]</text:span></text:p>
            <text:p text:style-name="P4"><text:span text:style-name="T4">[6, 3, 7, 4, 5, 2, 8]</text:span></text:p>
            <text:p text:style-name="P4"><text:span text:style-name="T4">[6, 3, 7, 4, 5, 2, 8]</text:span></text:p>
            <text:p text:style-name="P4"><text:span text:style-name="T4">[6, 3, 7, 4, 5, 2, 8]</text:span></text:p>
          </draw:text-box>
        </draw:frame>
        <draw:frame draw:style-name="gr11" draw:text-style-name="P5" draw:layer="layout" svg:width="10.414cm" svg:height="1.876cm" svg:x="8.636cm" svg:y="3.966cm">
          <draw:text-box>
            <text:p text:style-name="P4"><text:span text:style-name="T4">&gt;&gt;&gt; alist = [6, 3, 7, 4, 5, 2, 8]</text:span></text:p>
            <text:p text:style-name="P4"><text:span text:style-name="T4">&gt;&gt;&gt; blist = [4, 8, 2, 6, 12, 10, 14]</text:span></text:p>
          </draw:text-box>
        </draw:frame>
        <draw:frame draw:style-name="gr10" draw:text-style-name="P5" draw:layer="layout" svg:width="10.16cm" svg:height="12.798cm" svg:x="14.986cm" svg:y="6.255cm">
          <draw:text-box>
            <text:p text:style-name="P4"><text:span text:style-name="T4">&gt;&gt;&gt; for num in alist:</text:span></text:p>
            <text:p text:style-name="P4"><text:span text:style-name="T4">... <text:s text:c="4"/>print num*1.0/blist[0]</text:span></text:p>
            <text:p text:style-name="P4"><text:span text:style-name="T4">... </text:span></text:p>
            <text:p text:style-name="P4"><text:span text:style-name="T4">1.5</text:span></text:p>
            <text:p text:style-name="P4"><text:span text:style-name="T4">0.75</text:span></text:p>
            <text:p text:style-name="P4"><text:span text:style-name="T4">1.75</text:span></text:p>
            <text:p text:style-name="P4"><text:span text:style-name="T4">1.0</text:span></text:p>
            <text:p text:style-name="P4"><text:span text:style-name="T4">1.25</text:span></text:p>
            <text:p text:style-name="P4"><text:span text:style-name="T4">0.5</text:span></text:p>
            <text:p text:style-name="P4"><text:span text:style-name="T4">2.0</text:span></text:p>
            <text:p text:style-name="P4"><text:span text:style-name="T4">&gt;&gt;&gt; for num in alist:</text:span></text:p>
            <text:p text:style-name="P4"><text:span text:style-name="T4">... <text:s text:c="4"/>total = total + num</text:span></text:p>
            <text:p text:style-name="P4"><text:span text:style-name="T4">... </text:span></text:p>
            <text:p text:style-name="P4"><text:span text:style-name="T4">&gt;&gt;&gt; total</text:span></text:p>
            <text:p text:style-name="P4"><text:span text:style-name="T4">35</text:span></text:p>
            <text:p text:style-name="P4"><text:span text:style-name="T4"/></text:p>
            <text:p text:style-name="P4"><text:span text:style-name="T4"/></text:p>
          </draw:text-box>
        </draw:frame>
        <presentation:notes draw:style-name="dp2">
          <draw:page-thumbnail draw:style-name="gr1" draw:layer="layout" svg:width="15.265cm" svg:height="10.476cm" svg:x="3.16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lyt-sunrise" presentation:presentation-page-layout-name="AL3T19">
        <draw:frame presentation:style-name="pr6" draw:layer="layout" svg:width="25.199cm" svg:height="3.506cm" svg:x="1.4cm" svg:y="0.937cm" presentation:class="title">
          <draw:text-box>
            <text:p>More Looping Exercises</text:p>
          </draw:text-box>
        </draw:frame>
        <draw:frame draw:style-name="gr12" draw:text-style-name="P5" draw:layer="layout" svg:width="8.636cm" svg:height="13.76cm" svg:x="1.778cm" svg:y="6.052cm">
          <draw:text-box>
            <text:p text:style-name="P4"><text:span text:style-name="T4">&gt;&gt;&gt; for mammal in alist[::-1]:</text:span></text:p>
            <text:p text:style-name="P4"><text:span text:style-name="T4">... <text:s text:c="4"/>print mammal</text:span></text:p>
            <text:p text:style-name="P4"><text:span text:style-name="T4">... </text:span></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gt;&gt;&gt; for num in alist:</text:span></text:p>
            <text:p text:style-name="P4"><text:span text:style-name="T4">... <text:s text:c="4"/>print blist</text:span></text:p>
            <text:p text:style-name="P4"><text:span text:style-name="T4"/></text:p>
          </draw:text-box>
        </draw:frame>
        <draw:frame draw:style-name="gr11" draw:text-style-name="P5" draw:layer="layout" svg:width="10.414cm" svg:height="2.384cm" svg:x="8.636cm" svg:y="3.712cm">
          <draw:text-box>
            <text:p text:style-name="P4"><text:span text:style-name="T4">&gt;&gt;&gt; alist = ['bear', 'cat', 'koala', 'deer', 'mouse', 'marmoset', 'dog']</text:span></text:p>
            <text:p text:style-name="P4"><text:span text:style-name="T4">&gt;&gt;&gt; blist = [4, 8, 2, 6, 12, 10, 14]</text:span></text:p>
          </draw:text-box>
        </draw:frame>
        <draw:frame draw:style-name="gr13" draw:text-style-name="P5" draw:layer="layout" svg:width="15.24cm" svg:height="13.814cm" svg:x="10.414cm" svg:y="5.998cm">
          <draw:text-box>
            <text:p text:style-name="P4"><text:span text:style-name="T4">&gt;&gt;&gt; mydata = []</text:span></text:p>
            <text:p text:style-name="P4"><text:span text:style-name="T4">&gt;&gt;&gt; for m in range(len(blist)):</text:span></text:p>
            <text:p text:style-name="P4"><text:span text:style-name="T4">... <text:s text:c="4"/>newrow = alist[m] + ' ' + str(blist[m])</text:span></text:p>
            <text:p text:style-name="P4"><text:span text:style-name="T4">... <text:s text:c="4"/>mydata.append(newrow)</text:span></text:p>
            <text:p text:style-name="P4"><text:span text:style-name="T4">... </text:span></text:p>
            <text:p text:style-name="P4"><text:span text:style-name="T4">&gt;&gt;&gt; mydata</text:span></text:p>
            <text:p text:style-name="P4"><text:span text:style-name="T4"/></text:p>
            <text:p text:style-name="P4"><text:span text:style-name="T4"/></text:p>
            <text:p text:style-name="P4"><text:span text:style-name="T4"/></text:p>
            <text:p text:style-name="P4"><text:span text:style-name="T4"/></text:p>
          </draw:text-box>
        </draw:frame>
        <presentation:notes draw:style-name="dp2">
          <draw:page-thumbnail draw:style-name="gr1" draw:layer="layout" svg:width="15.265cm" svg:height="10.476cm" svg:x="3.161cm" svg:y="2.123cm" draw:page-number="10" presentation:class="page"/>
          <draw:frame presentation:style-name="pr5" draw:text-style-name="P6" draw:layer="layout" svg:width="17.271cm" svg:height="12.572cm" svg:x="2.159cm" svg:y="13.271cm" presentation:class="notes" presentation:placeholder="true">
            <draw:text-box/>
          </draw:frame>
        </presentation:notes>
      </draw:page>
      <draw:page draw:name="page11" draw:style-name="dp1" draw:master-page-name="lyt-sunrise" presentation:presentation-page-layout-name="AL3T19">
        <draw:frame presentation:style-name="pr6" draw:layer="layout" svg:width="25.199cm" svg:height="3.506cm" svg:x="1.4cm" svg:y="0.937cm" presentation:class="title">
          <draw:text-box>
            <text:p>More Looping Exercises</text:p>
          </draw:text-box>
        </draw:frame>
        <draw:frame draw:style-name="gr10" draw:text-style-name="P5" draw:layer="layout" svg:width="8.636cm" svg:height="13.76cm" svg:x="1.778cm" svg:y="6.052cm">
          <draw:text-box>
            <text:p text:style-name="P4"><text:span text:style-name="T4">&gt;&gt;&gt; for mammal in alist[::-1]:</text:span></text:p>
            <text:p text:style-name="P4"><text:span text:style-name="T4">... <text:s text:c="4"/>print mammal</text:span></text:p>
            <text:p text:style-name="P4"><text:span text:style-name="T4">... </text:span></text:p>
            <text:p text:style-name="P4"><text:span text:style-name="T4">dog</text:span></text:p>
            <text:p text:style-name="P4"><text:span text:style-name="T4">marmoset</text:span></text:p>
            <text:p text:style-name="P4"><text:span text:style-name="T4">mouse</text:span></text:p>
            <text:p text:style-name="P4"><text:span text:style-name="T4">deer</text:span></text:p>
            <text:p text:style-name="P4"><text:span text:style-name="T4">koala</text:span></text:p>
            <text:p text:style-name="P4"><text:span text:style-name="T4">cat</text:span></text:p>
            <text:p text:style-name="P4"><text:span text:style-name="T4">bear</text:span></text:p>
            <text:p text:style-name="P4"><text:span text:style-name="T4">&gt;&gt;&gt; for num in alist:</text:span></text:p>
            <text:p text:style-name="P4"><text:span text:style-name="T4">... <text:s text:c="4"/>print blist</text:span></text:p>
            <text:p text:style-name="P4"><text:span text:style-name="T4">[4, 8, 2, 6, 12, 10, 14]</text:span></text:p>
            <text:p text:style-name="P4"><text:span text:style-name="T4">[4, 8, 2, 6, 12, 10, 14]</text:span></text:p>
            <text:p text:style-name="P4"><text:span text:style-name="T4">[4, 8, 2, 6, 12, 10, 14]</text:span></text:p>
            <text:p text:style-name="P4"><text:span text:style-name="T4">[4, 8, 2, 6, 12, 10, 14]</text:span></text:p>
            <text:p text:style-name="P4"><text:span text:style-name="T4">[4, 8, 2, 6, 12, 10, 14]</text:span></text:p>
            <text:p text:style-name="P4"><text:span text:style-name="T4">[4, 8, 2, 6, 12, 10, 14]</text:span></text:p>
            <text:p text:style-name="P4"><text:span text:style-name="T4">[4, 8, 2, 6, 12, 10, 14]</text:span></text:p>
          </draw:text-box>
        </draw:frame>
        <draw:frame draw:style-name="gr11" draw:text-style-name="P5" draw:layer="layout" svg:width="10.414cm" svg:height="2.384cm" svg:x="8.636cm" svg:y="3.712cm">
          <draw:text-box>
            <text:p text:style-name="P4"><text:span text:style-name="T4">&gt;&gt;&gt; alist = ['bear', 'cat', 'koala', 'deer', 'mouse', 'marmoset', 'dog']</text:span></text:p>
            <text:p text:style-name="P4"><text:span text:style-name="T4">&gt;&gt;&gt; blist = [4, 8, 2, 6, 12, 10, 14]</text:span></text:p>
          </draw:text-box>
        </draw:frame>
        <draw:frame draw:style-name="gr13" draw:text-style-name="P5" draw:layer="layout" svg:width="15.24cm" svg:height="13.814cm" svg:x="10.414cm" svg:y="5.998cm">
          <draw:text-box>
            <text:p text:style-name="P4"><text:span text:style-name="T4">&gt;&gt;&gt; mydata = []</text:span></text:p>
            <text:p text:style-name="P4"><text:span text:style-name="T4">&gt;&gt;&gt; for m in range(len(blist)):</text:span></text:p>
            <text:p text:style-name="P4"><text:span text:style-name="T4">... <text:s text:c="4"/>newrow = alist[m] + ' ' + str(blist[m])</text:span></text:p>
            <text:p text:style-name="P4"><text:span text:style-name="T4">... <text:s text:c="4"/>mydata.append(newrow)</text:span></text:p>
            <text:p text:style-name="P4"><text:span text:style-name="T4">... </text:span></text:p>
            <text:p text:style-name="P4"><text:span text:style-name="T4">&gt;&gt;&gt; mydata</text:span></text:p>
            <text:p text:style-name="P4"><text:span text:style-name="T4">['bear 4', 'cat 8', 'koala 2', 'deer 6', 'mouse 12', 'marmoset 10', 'dog 14']</text:span></text:p>
            <text:p text:style-name="P4"><text:span text:style-name="T4"/></text:p>
            <text:p text:style-name="P4"><text:span text:style-name="T4"/></text:p>
            <text:p text:style-name="P4"><text:span text:style-name="T4"/></text:p>
            <text:p text:style-name="P4"><text:span text:style-name="T4"/></text:p>
          </draw:text-box>
        </draw:frame>
        <presentation:notes draw:style-name="dp2">
          <draw:page-thumbnail draw:style-name="gr1" draw:layer="layout" svg:width="15.265cm" svg:height="10.476cm" svg:x="3.161cm" svg:y="2.123cm" draw:page-number="11" presentation:class="page"/>
          <draw:frame presentation:style-name="pr5" draw:text-style-name="P6" draw:layer="layout" svg:width="17.271cm" svg:height="12.572cm" svg:x="2.159cm" svg:y="13.271cm" presentation:class="notes" presentation:placeholder="true">
            <draw:text-box/>
          </draw:frame>
        </presentation:notes>
      </draw:page>
      <draw:page draw:name="page12" draw:style-name="dp1" draw:master-page-name="lyt-sunrise" presentation:presentation-page-layout-name="AL2T1">
        <draw:frame presentation:style-name="pr6" draw:layer="layout" svg:width="25.199cm" svg:height="3.506cm" svg:x="1.4cm" svg:y="0.937cm" presentation:class="title">
          <draw:text-box>
            <text:p>Today's Problem Set</text:p>
          </draw:text-box>
        </draw:frame>
        <draw:frame presentation:style-name="pr4" draw:text-style-name="P2" draw:layer="layout" svg:width="25.199cm" svg:height="14.233cm" svg:x="1.4cm" svg:y="4.914cm" presentation:class="outline" presentation:user-transformed="true">
          <draw:text-box>
            <text:list text:style-name="L2">
              <text:list-item>
                <text:p text:style-name="P2"><text:span text:style-name="T3">Problem 1: Create a text file and save it in your myPython folder as ttest.py </text:span></text:p>
                <text:list>
                  <text:list-item>
                    <text:p text:style-name="P2"><text:span text:style-name="T3">On the first line, write </text:span><text:span text:style-name="T6">#!/usr/bin/env python</text:span></text:p>
                  </text:list-item>
                  <text:list-item>
                    <text:p text:style-name="P2"><text:span text:style-name="T7">Copy and paste the next page's data (representing 4 patients of paired data).</text:span></text:p>
                  </text:list-item>
                  <text:list-item>
                    <text:p text:style-name="P2"><text:span text:style-name="T7">Create an empty array called </text:span><text:span text:style-name="T6">ttest</text:span></text:p>
                  </text:list-item>
                  <text:list-item>
                    <text:p text:style-name="P2"><text:span text:style-name="T7">Import the scipy.stats module</text:span></text:p>
                  </text:list-item>
                </text:list>
              </text:list-item>
              <text:list-item>
                <text:p><text:span text:style-name="T7">Problem 2: <text:s/></text:span></text:p>
                <text:list>
                  <text:list-item>
                    <text:p><text:span text:style-name="T7">Using for loops (hint: with indexing) and the </text:span><text:span text:style-name="T6">scipy.stats.ttest_ind(array1, array2)</text:span><text:span text:style-name="T7"> function, append the results of the t-tests for the 4 patients into your </text:span><text:span text:style-name="T6">ttest</text:span><text:span text:style-name="T7"> array</text:span></text:p>
                  </text:list-item>
                  <text:list-item>
                    <text:p><text:span text:style-name="T7">(Save your file)</text:span></text:p>
                  </text:list-item>
                </text:list>
              </text:list-item>
            </text:list>
          </draw:text-box>
        </draw:frame>
        <presentation:notes draw:style-name="dp2">
          <draw:page-thumbnail draw:style-name="gr1" draw:layer="layout" svg:width="15.265cm" svg:height="10.476cm" svg:x="3.16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lyt-sunrise" presentation:presentation-page-layout-name="AL3T19">
        <draw:frame draw:style-name="gr14" draw:text-style-name="P5" draw:layer="layout" svg:width="24.638cm" svg:height="18.737cm" svg:x="1.778cm" svg:y="1.27cm">
          <draw:text-box>
            <text:p text:style-name="P4"><text:span text:style-name="T4">logcancer = [[-0.099, -0.218, -0.103, -0.096, 0.265, 0.259, 0.316, -0.149, -0.038, -0.279, -0.117, 0.026, 0.332, -0.205, -0.3, -0.545, -0.915, 0.029, -0.077, 0.171, 0.406, 0.151, -0.009, -0.062, -0.376],</text:span></text:p>
            <text:p text:style-name="P4"><text:span text:style-name="T4">[ -0.564, 0.138, -0.261, -0.192, 0.186, -0.407, 0.134, -0.325, -0.019, -0.816, -0.249, -0.406, -0.237, -0.47, -0.424, -0.291, -0.394, -0.427, 0.064, 0.314, 0.042, -0.677, -1.417, -1.244, -0.64, -0.646, -0.141, -0.257, -0.246, 0.304, 0.204, 0.217, 0.086, -0.497],</text:span></text:p>
            <text:p text:style-name="P4"><text:span text:style-name="T4">[-0.007, 0.204, -0.174, -0.01, 0.196, 0.095, -0.183, -0.461, -0.264, -0.094, -0.332, -0.244, -0.677, -0.56, -0.011, -0.343, -0.213, -0.606, -0.436, -0.513, -0.168, -0.106, -0.974, -0.398, -0.506, -0.641, -0.626, -0.167, -0.503, -0.774, -0.425, -0.557, -0.541],</text:span></text:p>
            <text:p text:style-name="P4"><text:span text:style-name="T4">[0.123, -0.284, -0.703, -0.491, -0.928, 0.166, -0.097, -0.68, -0.729, -0.549, -0.9, -0.544, -0.765, -0.239, -0.793, -0.139, -0.218, -0.279, -0.028, 0.184, -0.997, -0.371, -0.118, -0.924, -0.445, -0.345, -0.636, -1.571, -0.523, -0.639, -0.305, -0.277, -0.691 ]]</text:span></text:p>
            <text:p text:style-name="P4"><text:span text:style-name="T4"/></text:p>
            <text:p text:style-name="P4"><text:span text:style-name="T4">lognormal = [[-0.406, -0.07, -0.135, -0.059, 0.325, -0.472, -0.857, 0.197, 0.329, 0.29, 0.05, -1.508, -0.602, 0.039, 0.428, 0.259, 0.345, -0.077, -1.18, -1.557, -0.804, -0.179, -0.289, -0.988, -1.336, -0.465, 0.215, 0.172, 0.816, 0.88, 0.942, 0.53, 0.498, 0.351],</text:span></text:p>
            <text:p text:style-name="P4"><text:span text:style-name="T4">[-0.556, -1.241, -1.003, -0.696, -1.421, -0.042, 0.163, -0.022, 0.287, 0.536, -1.287, -0.485, -0.539, -0.593, -1.814, -0.807, -0.224, -0.267, -1.24, 0.848, 0.709, 0.144, 0.064, -1.381, -1.718, -0.245, -0.624, -0.21, -0.384, -0.418, -0.321, -0.288, -0.191],</text:span></text:p>
            <text:p text:style-name="P4"><text:span text:style-name="T4">[ -0.433, -0.085, 0.546, 0.103, 0.128, 0.3, 0.437, 0.544, 0.046, 0.79, 0.436, 0.253, 0.145, -0.505, -0.155, 0.355, 0.8, 0.273, 0.151, 0.25, 0.746, -0.487, -0.154, 0.12, -0.816, 0.044, 0.218, 0.144, 0.024, -0.375, -0.101, -0.036, -0.087, -0.444, -0.324],</text:span></text:p>
            <text:p text:style-name="P4"><text:span text:style-name="T4">[-0.988, -1.336, -0.465, 0.215, 0.172, 0.816, 0.88, 0.942, 0.53, 0.498, 0.351, -0.396, 0.262, 0.784, 0.939, 1.143, 0.2, 0.351, 0.151, -0.548, 0.658, 0.615, -0.556, -1.241, -1.003, -0.696, -1.421, -0.042, 0.163, -0.022, 0.287, 0.536, -1.287, -0.485, -0.539]]</text:span></text:p>
          </draw:text-box>
        </draw:frame>
        <presentation:notes draw:style-name="dp2">
          <draw:page-thumbnail draw:style-name="gr1" draw:layer="layout" svg:width="15.265cm" svg:height="10.476cm" svg:x="3.161cm" svg:y="2.123cm" draw:page-number="13" presentation:class="page"/>
          <draw:frame presentation:style-name="pr5"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sunrise_5f_box" draw:display-name="sunrise_box" xlink:href="Pictures/100000000000032000000258EC8EC29B.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599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sunrise-backgroundobjects">
      <style:graphic-properties draw:stroke="none" draw:fill="none" draw:fill-color="#ffffff" draw:auto-grow-height="false" fo:min-height="1.449cm"/>
    </style:style>
    <style:style style:name="Mpr5" style:family="presentation" style:parent-style-name="lyt-sunrise-backgroundobjects">
      <style:graphic-properties draw:stroke="none" draw:fill="none" draw:fill-color="#ffffff" draw:auto-grow-height="false" fo:min-height="1.485cm"/>
    </style:style>
    <style:style style:name="Mpr6" style:family="presentation" style:parent-style-name="lyt-sunris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lyt-sunrise" style:page-layout-name="PM1" draw:style-name="Mdp2">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179cm" svg:x="1.4cm" svg:y="4.914cm" presentation:class="outline" presentation:placeholder="true">
        <draw:text-box/>
      </draw:frame>
      <draw:frame presentation:style-name="Mpr4" draw:text-style-name="MP4" draw:layer="backgroundobjects" svg:width="6.523cm" svg:height="1.448cm" svg:x="1.4cm" svg:y="18.531cm" presentation:class="date-time">
        <draw:text-box>
          <text:p text:style-name="MP4"><text:span text:style-name="MT1"><presentation:date-time/></text:span></text:p>
        </draw:text-box>
      </draw:frame>
      <draw:frame presentation:style-name="Mpr4" draw:text-style-name="MP5" draw:layer="backgroundobjects" svg:width="8.875cm" svg:height="1.448cm" svg:x="9.576cm" svg:y="18.531cm" presentation:class="footer">
        <draw:text-box>
          <text:p text:style-name="MP5"><text:span text:style-name="MT1"><presentation:footer/></text:span></text:p>
        </draw:text-box>
      </draw:frame>
      <draw:frame presentation:style-name="Mpr4" draw:text-style-name="MP6" draw:layer="backgroundobjects" svg:width="6.523cm" svg:height="1.448cm" svg:x="20.076cm" svg:y="18.531cm" presentation:class="page-number">
        <draw:text-box>
          <text:p text:style-name="MP6"><text:span text:style-name="MT1"><text:page-number>&lt;number&gt;</text:page-number></text:span></text:p>
        </draw:text-box>
      </draw:frame>
      <presentation:notes style:page-layout-name="PM0">
        <draw:page-thumbnail presentation:style-name="lyt-sunrise-title" draw:layer="backgroundobjects" svg:width="15.265cm" svg:height="10.476cm" svg:x="3.161cm" svg:y="2.123cm" presentation:class="page"/>
        <draw:frame presentation:style-name="lyt-sunrise-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Fourth Eye</meta:initial-creator>
    <meta:creation-date>2013-10-14T16:20:38</meta:creation-date>
    <dc:date>2013-10-14T18:43:19</dc:date>
    <dc:creator>Fourth Eye</dc:creator>
    <meta:editing-duration>PT2H18M3S</meta:editing-duration>
    <meta:editing-cycles>16</meta:editing-cycles>
    <meta:generator>LibreOffice/3.5$Linux_x86 LibreOffice_project/350m1$Build-2</meta:generator>
    <meta:document-statistic meta:object-count="97"/>
  </office:meta>
</office:document-meta>
</file>